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647cm" fo:margin-left="0.081cm" table:align="left"/>
    </style:style>
    <style:style style:name="Tableau1.A" style:family="table-column">
      <style:table-column-properties style:column-width="3.591cm"/>
    </style:style>
    <style:style style:name="Tableau1.B" style:family="table-column">
      <style:table-column-properties style:column-width="1.208cm"/>
    </style:style>
    <style:style style:name="Tableau1.C" style:family="table-column">
      <style:table-column-properties style:column-width="1.399cm"/>
    </style:style>
    <style:style style:name="Tableau1.D" style:family="table-column">
      <style:table-column-properties style:column-width="1.305cm"/>
    </style:style>
    <style:style style:name="Tableau1.E" style:family="table-column">
      <style:table-column-properties style:column-width="1.304cm"/>
    </style:style>
    <style:style style:name="Tableau1.F" style:family="table-column">
      <style:table-column-properties style:column-width="2.891cm"/>
    </style:style>
    <style:style style:name="Tableau1.G" style:family="table-column">
      <style:table-column-properties style:column-width="2.798cm"/>
    </style:style>
    <style:style style:name="Tableau1.H" style:family="table-column">
      <style:table-column-properties style:column-width="1.095cm"/>
    </style:style>
    <style:style style:name="Tableau1.I" style:family="table-column">
      <style:table-column-properties style:column-width="10.05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fe0" officeooo:paragraph-rsid="00116fe0"/>
    </style:style>
    <style:style style:name="P2" style:family="paragraph" style:parent-style-name="Heading_20_1" style:list-style-name=""/>
    <style:style style:name="P3" style:family="paragraph" style:parent-style-name="Heading_20_1" style:list-style-name="" style:master-page-name="">
      <style:paragraph-properties style:page-number="auto" fo:break-before="auto" fo:break-after="auto"/>
    </style:style>
    <style:style style:name="P4" style:family="paragraph" style:parent-style-name="Heading_20_1" style:master-page-name="Landscape">
      <style:paragraph-properties style:page-number="auto"/>
    </style:style>
    <style:style style:name="P5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Text_20_body">
      <style:text-properties officeooo:rsid="00116fe0" officeooo:paragraph-rsid="00116fe0"/>
    </style:style>
    <style:style style:name="P7" style:family="paragraph" style:parent-style-name="Text_20_body" style:list-style-name="L2">
      <style:text-properties officeooo:rsid="00116fe0" officeooo:paragraph-rsid="00116fe0"/>
    </style:style>
    <style:style style:name="P8" style:family="paragraph" style:parent-style-name="Text_20_body" style:list-style-name="L3">
      <style:text-properties officeooo:rsid="00116fe0" officeooo:paragraph-rsid="00116fe0"/>
    </style:style>
    <style:style style:name="P9" style:family="paragraph" style:parent-style-name="Text_20_body" style:list-style-name="L4">
      <style:text-properties officeooo:rsid="00116fe0" officeooo:paragraph-rsid="00116fe0"/>
    </style:style>
    <style:style style:name="P10" style:family="paragraph" style:parent-style-name="Text_20_body" style:list-style-name="L5">
      <style:text-properties officeooo:rsid="00116fe0" officeooo:paragraph-rsid="00116fe0"/>
    </style:style>
    <style:style style:name="P11" style:family="paragraph" style:parent-style-name="Text_20_body" style:list-style-name="L3">
      <style:text-properties officeooo:rsid="00126c7b" officeooo:paragraph-rsid="00126c7b"/>
    </style:style>
    <style:style style:name="P12" style:family="paragraph" style:parent-style-name="Table_20_Contents">
      <style:text-properties officeooo:rsid="00126c7b" officeooo:paragraph-rsid="00126c7b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26c7b" officeooo:paragraph-rsid="00126c7b" style:font-weight-asian="bold" style:font-weight-complex="bold"/>
    </style:style>
    <style:style style:name="T1" style:family="text">
      <style:text-properties officeooo:rsid="00116fe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cédure</text:span> de test vATX</text:p>
      <text:p text:style-name="P1"/>
      <text:h text:style-name="Heading_20_1" text:outline-level="1">Tests fonctionnels</text:h>
      <text:p text:style-name="P6">Réalisés 1 fois sur le 1<text:span text:style-name="T2">er</text:span> prototype de chaque batch</text:p>
      <text:p text:style-name="P6"/>
      <text:p text:style-name="P6">Alimentation</text:p>
      <text:list xml:id="list902465665317671793" text:style-name="L2">
        <text:list-item>
          <text:p text:style-name="P7">branchement connecteur ATX 20 broches et 24 broches (P1)</text:p>
        </text:list-item>
        <text:list-item>
          <text:p text:style-name="P7">vérif led power quand alim atx branchée (D1)</text:p>
        </text:list-item>
        <text:list-item>
          <text:p text:style-name="P7">vérif démarrage alim ATX avec interrupteur (SW1)</text:p>
        </text:list-item>
        <text:list-item>
          <text:p text:style-name="P7">vérif led on quand alim démarrée (D2)</text:p>
        </text:list-item>
      </text:list>
      <text:p text:style-name="P6">Tensions</text:p>
      <text:list xml:id="list5202652493300440532" text:style-name="L3">
        <text:list-item>
          <text:p text:style-name="P8">vérif 3,3V fiche bananne</text:p>
        </text:list-item>
        <text:list-item>
          <text:p text:style-name="P8">vérif 5V fiche bananne</text:p>
        </text:list-item>
        <text:list-item>
          <text:p text:style-name="P8">vérif 12V fiche bananne</text:p>
        </text:list-item>
        <text:list-item>
          <text:p text:style-name="P8">vérif tension variable entre 1,25V et 10V fiche bananne</text:p>
        </text:list-item>
        <text:list-item>
          <text:p text:style-name="P8">vérif 5V sur port USB</text:p>
        </text:list-item>
        <text:list-item>
          <text:p text:style-name="P11">vérif recharge d'un appareil USB</text:p>
        </text:list-item>
        <text:list-item>
          <text:p text:style-name="P8">vérif toutes tensions sur connecteur pas 2,54</text:p>
        </text:list-item>
        <text:list-item>
          <text:p text:style-name="P8">vérif montée en température du LM317 (1h à 1,25V?)</text:p>
        </text:list-item>
      </text:list>
      <text:p text:style-name="P6">Fusibles</text:p>
      <text:list xml:id="list8617373826924498598" text:style-name="L4">
        <text:list-item>
          <text:p text:style-name="P9">tirer une intensité &gt; 1A sur le 5V et le 3,3V et vérifier que les fusibles sautent</text:p>
        </text:list-item>
        <text:list-item>
          <text:p text:style-name="P9">tirer une intensité &gt; 750mA sur le 12V et le variable et vérifier que les fusibles sautent</text:p>
        </text:list-item>
        <text:list-item>
          <text:p text:style-name="P9">vérifier que les fusibles se réarment après « reboot »</text:p>
        </text:list-item>
      </text:list>
      <text:p text:style-name="P6">contrôle externe</text:p>
      <text:list xml:id="list4936871905187746114" text:style-name="L5">
        <text:list-item>
          <text:p text:style-name="P10">verif 5VSB quand alim non démarrée</text:p>
        </text:list-item>
        <text:list-item>
          <text:p text:style-name="P10">vérif contrôle sur une carte équipée</text:p>
        </text:list-item>
      </text:list>
      <text:h text:style-name="P2" text:outline-level="1"/>
      <text:h text:style-name="P3" text:outline-level="1"/>
      <text:h text:style-name="P4" text:outline-level="1">Tests de production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13">#série</text:p>
          </table:table-cell>
          <table:table-cell table:style-name="Tableau1.A1" office:value-type="string">
            <text:p text:style-name="P13">Leds</text:p>
          </table:table-cell>
          <table:table-cell table:style-name="Tableau1.A1" office:value-type="string">
            <text:p text:style-name="P13">+3,3V</text:p>
          </table:table-cell>
          <table:table-cell table:style-name="Tableau1.A1" office:value-type="string">
            <text:p text:style-name="P13">+5V</text:p>
          </table:table-cell>
          <table:table-cell table:style-name="Tableau1.A1" office:value-type="string">
            <text:p text:style-name="P13">+12V</text:p>
          </table:table-cell>
          <table:table-cell table:style-name="Tableau1.A1" office:value-type="string">
            <text:p text:style-name="P13">+var min</text:p>
          </table:table-cell>
          <table:table-cell table:style-name="Tableau1.A1" office:value-type="string">
            <text:p text:style-name="P13">+var max</text:p>
          </table:table-cell>
          <table:table-cell table:style-name="Tableau1.A1" office:value-type="string">
            <text:p text:style-name="P13">USB</text:p>
          </table:table-cell>
          <table:table-cell table:style-name="Tableau1.I1" office:value-type="string">
            <text:p text:style-name="P13">Commentaire</text:p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I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47:27.332962585</meta:creation-date>
    <dc:title>marges1cm</dc:title>
    <meta:editing-duration>PT10M</meta:editing-duration>
    <meta:editing-cycles>2</meta:editing-cycles>
    <meta:generator>LibreOffice/4.3.3.2$Linux_X86_64 LibreOffice_project/430m0$Build-2</meta:generator>
    <meta:initial-creator>Jérôme Labidurie</meta:initial-creator>
    <dc:date>2015-03-27T19:13:18.274844510</dc:date>
    <dc:creator>Jérôme Labidurie</dc:creator>
    <meta:document-statistic meta:table-count="1" meta:image-count="0" meta:object-count="0" meta:page-count="2" meta:paragraph-count="34" meta:word-count="188" meta:character-count="979" meta:non-whitespace-character-count="844"/>
    <meta:template xlink:type="simple" xlink:actuate="onRequest" xlink:title="marges1cm" xlink:href="../../../../../.config/libreoffice/4/user/template/marges1cm.ott" meta:date="2015-03-27T18:47:27.101753311"/>
  </office:meta>
</office:document-meta>
</file>